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officeooo:paragraph-rsid="00103cfb"/>
    </style:style>
    <style:style style:name="P2" style:family="paragraph" style:parent-style-name="Standard">
      <style:paragraph-properties fo:text-align="start" style:justify-single-word="false" style:writing-mode="lr-tb"/>
      <style:text-properties officeooo:paragraph-rsid="0012284b"/>
    </style:style>
    <style:style style:name="P3" style:family="paragraph" style:parent-style-name="Standard">
      <style:paragraph-properties fo:text-align="start" style:justify-single-word="false" style:writing-mode="lr-tb"/>
      <style:text-properties officeooo:paragraph-rsid="0014083f"/>
    </style:style>
    <style:style style:name="P4" style:family="paragraph" style:parent-style-name="Standard">
      <style:paragraph-properties fo:text-align="start" style:justify-single-word="false" style:writing-mode="lr-tb"/>
      <style:text-properties officeooo:rsid="00103cfb" officeooo:paragraph-rsid="00103cfb"/>
    </style:style>
    <style:style style:name="P5" style:family="paragraph" style:parent-style-name="Standard">
      <style:paragraph-properties fo:text-align="start" style:justify-single-word="false" style:writing-mode="lr-tb"/>
      <style:text-properties officeooo:rsid="00132ffe" officeooo:paragraph-rsid="00132ffe"/>
    </style:style>
    <style:style style:name="T1" style:family="text">
      <style:text-properties officeooo:rsid="00103cfb"/>
    </style:style>
    <style:style style:name="T2" style:family="text">
      <style:text-properties officeooo:rsid="0012284b"/>
    </style:style>
    <style:style style:name="T3" style:family="text">
      <style:text-properties officeooo:rsid="00132ffe"/>
    </style:style>
    <style:style style:name="T4" style:family="text">
      <style:text-properties officeooo:rsid="001408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i Jfrogs,</text:p>
      <text:p text:style-name="P1"/>
      <text:p text:style-name="P1">My name is Joe.</text:p>
      <text:p text:style-name="P1"/>
      <text:p text:style-name="P5">First let me say that I have read dozens of job postings and none has felt like as exciting a fit for my skills and experience as the Developer Support Engineer role at Jfrog. I am a tech enthusiast that loves collaborating with others to help them solve problems and I have had the good fortune to gain a very broad experience as an IT technician in a leading network devices and systems company (Blu Wireless), where I not only worked in operations across a range of platforms, I also built automation tooling for the DevOps pipeline directly with the Software Engineering team. </text:p>
      <text:p text:style-name="P1"/>
      <text:p text:style-name="P1"><text:span text:style-name="T4">T</text:span>his position gave me exposure to all layers of our IT systems from troubleshooting network issues, to configuring and managing our physical server stack, <text:span text:style-name="T4">tracing errors through logs,</text:span> backing up data, administering access control (Active directory/LDAP) to providing first line support to users and building relationships with suppliers.</text:p>
      <text:p text:style-name="P1"/>
      <text:p text:style-name="P2">I particularly enjoyed learning and understanding how all the systems integrate together and finding ways to efficiently monitor and manage these systems. I built a configuration management system for our physical server stack and used it to administer updates and later in the process of migrating the entire server infrastructure from CentOS 7 (now out of support) to Rocky Linux 9. I enjoyed the process of documenting implementations and leaving lasting user guides and take pride that automation systems (in both IT and devOps) are still being used to this day.</text:p>
      <text:p text:style-name="P1"/>
      <text:p text:style-name="P1">Whenever I had downtime between tasks I would be interacting with the Software Engineering team and learning about their work. Soon was able to take on some extra work developing a release note generation tool to enhance their DevOps CI/CD pipeline. I loved this project and the opportunity to develop my coding skills. I continued to work closely with the team until I emigrated to the Bay Area.</text:p>
      <text:p text:style-name="P1"/>
      <text:p text:style-name="P3">Now I am living in San Francisco and am excited to take my skills <text:span text:style-name="T2">to the next level </text:span><text:span text:style-name="T3">and work towards becoming a DevOps Engineer. </text:span><text:span text:style-name="T4">In the meantime I am working in an orchid boarding center that cares for orchids while they are in the dormant state and brings them to clients when they bloom. I love interacting with the clients and taking time to make sure that they have the treatment that they need in their unique circumstance. This could mean arranging delivery times and locations that suit them or could be a few hours spent researching a rare breed of orchid to ensure that we can give it the best care possible. </text:span></text:p>
      <text:p text:style-name="P1"/>
      <text:p text:style-name="P1"><text:span text:style-name="T2">As for my educational background, I</text:span> have a masters degree in Mathematics and Physics. <text:span text:style-name="T2">While this is not computer science, there is a high degree of crossover in terms of attention to detail and problem solving. In terms of material, I have made up the gap with self-led learning, completing college level courses in CS </text:span><text:span text:style-name="T4">(including C and C++ programming, so familiar with compilers)</text:span><text:span text:style-name="T2"> and Python coding well before my first job in tech. </text:span>I am also constantly tinkering with Linux automation, talking to LLMs and building side projects in my spare time. <text:span text:style-name="T3">This includes a personal website that is hosted using an Nginx reverse proxy inside a virtual machine in a docker container. </text:span>I believe this, <text:span text:style-name="T2">combined with my outgoing nature and ability to communicate with stakeholders on all levels,</text:span> makes me a great candidate for the position.</text:p>
      <text:p text:style-name="P1"/>
      <text:p text:style-name="P1">Thanks and have a great day,</text:p>
      <text:p text:style-name="P1">Joseph Fost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4T09:32:06.302285390</meta:creation-date>
    <dc:date>2025-02-24T10:08:36.560909961</dc:date>
    <meta:editing-duration>PT4M48S</meta:editing-duration>
    <meta:editing-cycles>1</meta:editing-cycles>
    <meta:document-statistic meta:table-count="0" meta:image-count="0" meta:object-count="0" meta:page-count="1" meta:paragraph-count="10" meta:word-count="577" meta:character-count="3390" meta:non-whitespace-character-count="2821"/>
    <meta:generator>LibreOffice/7.3.7.2$Linux_X86_64 LibreOffice_project/30$Build-2</meta:generator>
  </office:meta>
</office:document-meta>
</file>